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erif1" svg:font-family="'Liberation Serif'"/>
    <style:font-face style:name="Tahoma" svg:font-family="Tahoma"/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692cm" fo:margin-left="-0.191cm" fo:margin-right="0cm" table:align="margins" style:writing-mode="lr-tb"/>
    </style:style>
    <style:style style:name="Table1.A" style:family="table-column">
      <style:table-column-properties style:column-width="8.345cm" style:rel-column-width="32767*"/>
    </style:style>
    <style:style style:name="Table1.B" style:family="table-column">
      <style:table-column-properties style:column-width="8.347cm" style:rel-column-width="32768*"/>
    </style:style>
    <style:style style:name="Table2" style:family="table">
      <style:table-properties style:width="16.692cm" fo:margin-left="-0.191cm" fo:margin-right="0cm" table:align="margins" style:writing-mode="lr-tb"/>
    </style:style>
    <style:style style:name="Table2.A" style:family="table-column">
      <style:table-column-properties style:column-width="5.563cm" style:rel-column-width="21845*"/>
    </style:style>
    <style:style style:name="P1" style:family="paragraph" style:parent-style-name="Обычный2">
      <style:text-properties fo:font-size="14pt"/>
    </style:style>
    <style:style style:name="P2" style:family="paragraph" style:parent-style-name="Обычный2">
      <style:text-properties fo:font-size="14pt" fo:font-weight="bold"/>
    </style:style>
    <style:style style:name="P3" style:family="paragraph" style:parent-style-name="Обычный2">
      <style:text-properties fo:font-size="14pt" fo:font-style="italic"/>
    </style:style>
    <style:style style:name="P4" style:family="paragraph" style:parent-style-name="Обычный2">
      <style:text-properties fo:font-size="14pt" fo:language="en" fo:country="US" fo:font-style="italic"/>
    </style:style>
    <style:style style:name="P5" style:family="paragraph" style:parent-style-name="Обычный2">
      <style:paragraph-properties fo:text-align="center" style:justify-single-word="false"/>
      <style:text-properties fo:font-size="14pt"/>
    </style:style>
    <style:style style:name="P6" style:family="paragraph" style:parent-style-name="Standard">
      <style:paragraph-properties fo:margin-top="0cm" fo:margin-bottom="0cm" loext:contextual-spacing="false" fo:line-height="100%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2pt"/>
    </style:style>
    <style:style style:name="P8" style:family="paragraph" style:parent-style-name="Standard">
      <style:paragraph-properties fo:margin-top="0cm" fo:margin-bottom="0cm" loext:contextual-spacing="false" fo:line-height="100%" fo:break-before="page"/>
      <style:text-properties fo:font-size="12pt"/>
    </style:style>
    <style:style style:name="P9" style:family="paragraph" style:parent-style-name="Standard">
      <style:paragraph-properties fo:margin-top="0cm" fo:margin-bottom="0cm" loext:contextual-spacing="false" fo:line-height="100%" fo:break-before="page"/>
    </style:style>
    <style:style style:name="P10" style:family="paragraph" style:parent-style-name="Обычный2">
      <style:paragraph-properties fo:break-before="page"/>
      <style:text-properties fo:font-size="14pt"/>
    </style:style>
    <style:style style:name="P11" style:family="paragraph" style:parent-style-name="Обычный2">
      <style:paragraph-properties fo:break-before="page"/>
      <style:text-properties fo:font-size="14pt" fo:font-weight="bold"/>
    </style:style>
    <style:style style:name="P12" style:family="paragraph" style:parent-style-name="Обычный1">
      <style:text-properties fo:font-size="14pt"/>
    </style:style>
    <style:style style:name="P13" style:family="paragraph" style:parent-style-name="Обычный1">
      <style:text-properties fo:font-size="14pt" fo:font-weight="bold"/>
    </style:style>
    <style:style style:name="P14" style:family="paragraph" style:parent-style-name="Обычный1">
      <style:paragraph-properties fo:text-align="center" style:justify-single-word="false"/>
      <style:text-properties fo:font-size="14pt" fo:font-weight="bold"/>
    </style:style>
    <style:style style:name="P15" style:family="paragraph" style:parent-style-name="Обычный2">
      <style:paragraph-properties fo:margin-left="7.938cm" fo:margin-right="0cm" fo:text-indent="0cm" style:auto-text-indent="false"/>
      <style:text-properties fo:font-size="14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weight="bold"/>
    </style:style>
    <style:style style:name="P18" style:family="paragraph" style:parent-style-name="Standard">
      <style:paragraph-properties fo:text-align="center" style:justify-single-word="false"/>
      <style:text-properties fo:font-size="14pt"/>
    </style:style>
    <style:style style:name="P19" style:family="paragraph" style:parent-style-name="Standard">
      <style:paragraph-properties fo:margin-top="0.071cm" fo:margin-bottom="0cm" loext:contextual-spacing="false" fo:line-height="39%" fo:text-align="center" style:justify-single-word="false" fo:break-before="column"/>
    </style:style>
    <style:style style:name="P20" style:family="paragraph" style:parent-style-name="Standard" style:list-style-name="L1">
      <style:paragraph-properties fo:margin-left="0.635cm" fo:margin-right="0cm" fo:margin-top="0cm" fo:margin-bottom="0.353cm" loext:contextual-spacing="false" fo:line-height="100%" fo:text-align="justify" style:justify-single-word="false" fo:orphans="2" fo:widows="2" fo:text-indent="0cm" style:auto-text-indent="false" style:writing-mode="lr-tb"/>
      <style:text-properties style:font-name="Times New Roman" fo:font-size="14pt" style:font-size-asian="14pt" style:font-size-complex="14pt"/>
    </style:style>
    <style:style style:name="P21" style:family="paragraph" style:parent-style-name="Standard" style:list-style-name="L1">
      <style:paragraph-properties fo:margin-left="0.635cm" fo:margin-right="0cm" fo:margin-top="0cm" fo:margin-bottom="0.353cm" loext:contextual-spacing="false" fo:line-height="100%" fo:text-align="justify" style:justify-single-word="false" fo:orphans="2" fo:widows="2" fo:text-indent="0cm" style:auto-text-indent="false" style:writing-mode="lr-tb"/>
      <style:text-properties fo:color="#000000" style:font-name="Calibri" fo:font-size="14pt" fo:language="ru" fo:country="RU" fo:font-weight="normal" style:font-size-asian="14pt" style:font-size-complex="14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font-size="12pt" fo:language="ru" fo:country="RU"/>
    </style:style>
    <style:style style:name="P23" style:family="paragraph" style:parent-style-name="Обычный1">
      <style:paragraph-properties fo:break-before="page"/>
      <style:text-properties fo:font-size="14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0pt" fo:font-weight="bold"/>
    </style:style>
    <style:style style:name="T4" style:family="text">
      <style:text-properties fo:font-size="14pt"/>
    </style:style>
    <style:style style:name="T5" style:family="text">
      <style:text-properties fo:font-size="14pt" fo:font-weight="bold"/>
    </style:style>
    <style:style style:name="T6" style:family="text">
      <style:text-properties fo:font-size="14pt" fo:font-weight="normal"/>
    </style:style>
    <style:style style:name="T7" style:family="text">
      <style:text-properties fo:font-size="14pt" fo:language="en" fo:country="US"/>
    </style:style>
    <style:style style:name="T8" style:family="text">
      <style:text-properties fo:color="#000000" style:font-name="Liberation Serif1" fo:font-size="12pt" fo:language="ru" fo:country="RU" fo:font-weight="normal"/>
    </style:style>
    <style:style style:name="T9" style:family="text">
      <style:text-properties fo:font-variant="normal" fo:text-transform="none" fo:color="#000000" style:font-name="Times New Roman" fo:font-size="12pt" fo:language="ru" fo:country="RU" fo:font-weight="normal" text:display="true"/>
    </style:style>
    <style:style style:name="T10" style:family="text">
      <style:text-properties fo:font-variant="normal" fo:text-transform="none" fo:color="#000000" style:font-name="Times New Roman" fo:language="ru" fo:country="RU" fo:font-weight="normal" text:display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9"><text:span text:style-name="T3">МИНИСТЕРСТВО ОБРАЗОВАНИЯ И НАУКИ РОССИЙСКОЙ ФЕДЕРАЦИИ</text:span><text:span text:style-name="T5"> </text:span></text:p>
        <text:p text:style-name="P14">Федеральное государственное бюджетное образовательное учреждение</text:p>
        <text:p text:style-name="P14">высшего профессионального образования</text:p>
        <text:p text:style-name="P14">«Московский государственный индустриальный университет»</text:p>
        <text:p text:style-name="P14">ФГБОУ ВПО «МГИУ»</text:p>
        <text:p text:style-name="Standard"/>
        <text:p text:style-name="P17">ФАКУЛЬТЕТ ПРИКЛАДНОЙ МАТЕМАТИКИ И ТЕХНИЧЕСКОЙ ФИЗИКИ</text:p>
        <text:p text:style-name="P18">Кафедра информационных систем и технологий</text:p>
        <text:p text:style-name="Standard"/>
        <text:p text:style-name="Standard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P11">Практикант: </text:p>
              <text:p text:style-name="P1"/>
            </table:table-cell>
            <table:table-cell office:value-type="string">
              <text:p text:style-name="P10">Грачев Денис Геннадьевич</text:p>
              <text:p text:style-name="P5"/>
            </table:table-cell>
          </table:table-row>
          <table:table-row>
            <table:table-cell office:value-type="string">
              <text:p text:style-name="P11"/>
              <text:p text:style-name="P2">Группа:</text:p>
            </table:table-cell>
            <table:table-cell office:value-type="string">
              <text:p text:style-name="P3"/>
              <text:p text:style-name="P4">111131</text:p>
            </table:table-cell>
          </table:table-row>
          <table:table-row>
            <table:table-cell office:value-type="string">
              <text:p text:style-name="P11"/>
              <text:p text:style-name="P2">Направление:</text:p>
            </table:table-cell>
            <table:table-cell office:value-type="string">
              <text:p text:style-name="P3">230100 «Информатика и вычислительная техника» </text:p>
              <text:p text:style-name="P3"/>
            </table:table-cell>
          </table:table-row>
          <table:table-row>
            <table:table-cell table:number-columns-spanned="2" office:value-type="string">
              <text:p text:style-name="P23">Сроки прохождения <text:s/>профессионально-производственной <text:s/>практики: <text:s text:c="2"/></text:p>
              <text:p text:style-name="Обычный1"><text:span text:style-name="T4">с </text:span><text:span text:style-name="T8">06.04.2015 по 19.04.2015 <text:s/></text:span></text:p>
              <text:p text:style-name="P12"/>
              <text:p text:style-name="Обычный2"><text:span text:style-name="T4">Место прохождения практики: </text:span><text:span text:style-name="T6">ФГБОУ ВПО «МГИУ» </text:span></text:p>
              <text:p text:style-name="P1"/>
              <text:p text:style-name="P15"/>
            </table:table-cell>
            <table:covered-table-cell/>
          </table:table-row>
        </table:table>
        <text:p text:style-name="P13"/>
        <text:p text:style-name="P14">Индивидуальное задание на период профессионально-производственной практики</text:p>
        <text:p text:style-name="P16"/>
        <text:list xml:id="list8789360811466620215" text:style-name="L1">
          <text:list-item>
            <text:p text:style-name="P20">Инструктаж по технике безопасности, планирование научно-консультационной работы с руководителем практики;</text:p>
          </text:list-item>
          <text:list-item>
            <text:p text:style-name="P21">Выбор средств разработки;</text:p>
          </text:list-item>
          <text:list-item>
            <text:p text:style-name="P20">Изменение структуры базы данных и приложений в соответствии с этим<text:span text:style-name="T2">;</text:span></text:p>
          </text:list-item>
          <text:list-item>
            <text:p text:style-name="P20">Доработки программного продукта в соответствии со списком поставленных задач;</text:p>
          </text:list-item>
          <text:list-item>
            <text:p text:style-name="P20">Обсуждение результатов практики, составление письменного отчета;</text:p>
          </text:list-item>
        </text:list>
        <table:table table:name="Table2" table:style-name="Table2">
          <table:table-column table:style-name="Table2.A" table:number-columns-repeated="3"/>
          <table:table-row>
            <table:table-cell office:value-type="string">
              <text:p text:style-name="P6">Руководитель практики</text:p>
              <text:p text:style-name="P22">нач. БТО ИВЦ </text:p>
            </table:table-cell>
            <table:table-cell office:value-type="string">
              <text:p text:style-name="P6">____________________</text:p>
            </table:table-cell>
            <table:table-cell office:value-type="string">
              <text:p text:style-name="P8"><text:span text:style-name="T2">/ </text:span><text:span text:style-name="T1">Курасов Ю.В./</text:span></text:p>
              <text:p text:style-name="P7"/>
              <text:p text:style-name="P7"/>
              <text:p text:style-name="P7"/>
            </table:table-cell>
          </table:table-row>
          <table:table-row>
            <table:table-cell office:value-type="string">
              <text:p text:style-name="P9">Заведующий кафедрой </text:p>
              <text:p text:style-name="P6">информационных систем и </text:p>
              <text:p text:style-name="P6">технологий</text:p>
              <text:p text:style-name="P6"/>
            </table:table-cell>
            <table:table-cell office:value-type="string">
              <text:p text:style-name="P9">____________________</text:p>
            </table:table-cell>
            <table:table-cell office:value-type="string">
              <text:p text:style-name="P9">/к.ф.-м.н., доцент Роганов Е.А./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erif1" svg:font-family="'Liberation Serif'"/>
    <style:font-face style:name="Tahoma" svg:font-family="Tahoma"/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49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orphans="2" fo:widows="2" style:writing-mode="lr-tb"/>
      <style:text-properties style:font-name="Times New Roman" fo:font-family="'Times New Roman'" fo:font-size="12pt"/>
    </style:style>
    <style:style style:name="Обычный1" style:family="paragraph">
      <style:paragraph-properties fo:margin-top="0cm" fo:margin-bottom="0cm" loext:contextual-spacing="false" fo:line-height="100%" fo:orphans="2" fo:widows="2" style:writing-mode="lr-tb"/>
      <style:text-properties fo:color="#000000" style:font-name="Times New Roman" fo:font-family="'Times New Roman'" fo:font-size="12pt"/>
    </style:style>
    <style:style style:name="Обычный2" style:family="paragraph">
      <style:paragraph-properties fo:margin-top="0cm" fo:margin-bottom="0cm" loext:contextual-spacing="false" fo:line-height="100%" fo:orphans="2" fo:widows="2" style:writing-mode="lr-tb"/>
      <style:text-properties fo:color="#000000" style:font-name="Times New Roman" fo:font-family="'Times New Roman'" fo:font-size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false" fo:text-indent="0cm" style:auto-text-indent="false"/>
    </style:style>
    <style:style style:name="Table_20_Grid" style:display-name="Table Grid" style:family="paragraph" style:parent-style-name="Normal">
      <style:paragraph-properties fo:line-height="10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Normal" style:family="paragraph">
      <style:paragraph-properties fo:margin-top="0cm" fo:margin-bottom="0.353cm" loext:contextual-spacing="false" fo:line-height="115%" style:writing-mode="lr-tb"/>
      <style:text-properties style:font-name="Calibri" fo:font-family="Calibri" fo:font-size="11pt" fo:language="ru" fo:country="RU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_5f_Normal" style:display-name="_Normal" style:family="paragraph">
      <style:paragraph-properties fo:line-height="100%"/>
      <style:text-properties style:font-name="Times New Roman" fo:font-family="'Times New Roman'" fo:font-size="12pt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fo:font-size="14pt"/>
    </style:style>
    <style:style style:name="_3f__5c_u1073_20__3f__5c_u1099_20__3f__5c_u1095_20__3f__5c_u1085_20__3f__5c_u1099_20__3f__5c_u1081_20__3f_1" style:display-name="?\u1073 ?\u1099 ?\u1095 ?\u1085 ?\u1099 ?\u1081 ?1" style:family="paragraph">
      <style:paragraph-properties fo:line-height="100%"/>
    </style:style>
    <style:style style:name="_3f__5c_u1073_20__3f__5c_u1099_20__3f__5c_u1095_20__3f__5c_u1085_20__3f__5c_u1099_20__3f__5c_u1081_20__3f_2" style:display-name="?\u1073 ?\u1099 ?\u1095 ?\u1085 ?\u1099 ?\u1081 ?2" style:family="paragraph">
      <style:paragraph-properties fo:line-height="100%"/>
    </style:style>
    <style:style style:name="Caption" style:family="paragraph" style:parent-style-name="Standard" style:class="extra">
      <style:paragraph-properties fo:margin-top="0.212cm" fo:margin-bottom="0.212cm" loext:contextual-spacing="false"/>
      <style:text-properties fo:font-size="12pt" fo:font-style="italic"/>
    </style:style>
    <style:style style:name="Document_20_Map" style:display-name="Document Map" style:family="paragraph">
      <style:text-properties style:font-name="Tahoma" fo:font-family="Tahoma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anchor_5f_text_5f_text" style:display-name="Footnote anchor_text_text" style:family="text">
      <style:text-properties style:text-position="33% 58%" fo:font-size="10pt"/>
    </style:style>
    <style:style style:name="_3f__5c_u1093_20__3f__5c_u1077_20__3f__5c_u1084_20__3f__5c_u1072_20__3f__20__5c_u1076_20__3f__5c_u1086_20__3f__5c_u1082_20__3f__5c_u1091_20__3f__5c_u1084_20__3f__5c_u1077_20__3f__5c_u1085_20__3f__5c_u1090_20__3f__5c_u1072_20__3f__20__5c_u1047_20__3f__5c_u1085_20__3f__5c_u1072_20__3f__5c_u1082_20__3f__5f_text_5f_text" style:display-name="?\u1093 ?\u1077 ?\u1084 ?\u1072 ? \u1076 ?\u1086 ?\u1082 ?\u1091 ?\u1084 ?\u1077 ?\u1085 ?\u1090 ?\u1072 ? \u1047 ?\u1085 ?\u1072 ?\u1082 ?_text_text" style:family="text">
      <style:text-properties style:font-name="Tahoma" fo:font-family="Tahoma" fo:font-size="8pt"/>
    </style:style>
    <style:style style:name="Endnote_20_anchor_5f_text_5f_text" style:display-name="Endnote anchor_text_text" style:family="text">
      <style:text-properties style:text-position="33% 58%" fo:font-size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Linux_X86_64 LibreOffice_project/40m0$Build-2</meta:generator>
    <meta:initial-creator>Администратор</meta:initial-creator>
    <meta:creation-date>2014-03-19T08:20:00</meta:creation-date>
    <dc:date>2015-04-19T15:06:50.434783983</dc:date>
    <meta:editing-duration>PT1M12S</meta:editing-duration>
    <meta:editing-cycles>2</meta:editing-cycles>
    <meta:document-statistic meta:table-count="2" meta:image-count="0" meta:object-count="0" meta:page-count="1" meta:paragraph-count="31" meta:word-count="127" meta:character-count="1157" meta:non-whitespace-character-count="1052"/>
  </office:meta>
</office:document-meta>
</file>